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विसर्जनान देड दिसांची चवथ सोंपली गणपती लागलो वर्साचे वाटेक पावसानूय धरलो नेट तरी आसोर साधून मारान फोगाचे गडगडांत विसर्जन दुसरे दिसा घराघरांनी पुजली नवी</text:p>
      <text:p>छत्तीसगड मध्यप्रदेशांतले वादळी परिस्थितीचो गोयचेर परिणम फुडले 5 दीस गोंयात उटंगार हवामान खात्याचो अदमास फर्मागुडयेर शिवाजीचे किल्ल्याची वणत कोसळळी.</text:p>
      <text:p>शिवोले ड्रग्स आनी ईडीएम मुक्त करपाचो डब्ल्युआरडी मिनिस्टराचो प्लान टूरिझममिनिस्टराचे पॉलिसीक क्रॉस ईडीएमांवेल्यान सरकारांतूच दोन तोंडां खासा रिपोर्ट.</text:p>
      <text:p>आनी</text:p>
      <text:p>पोळ्या नाक्याच्या बुथाची आनी स्पीडब्रेकराची लोकांक जाता आडखळ बुथाची शेड केन्ना कोसळत भरोवसो ना सरकारान हे सगळे काडचे म्हूण लोक मागतात</text:p>
      <text:p>.गणपती बाप्पा मोरया पुढच्या वर्शी लवकर या देड दिसाची चवथ सोंपली. गणपती वर्साचे वाटेक लागलो. नेमको चवथीक पावसान नेट धल्ला. तरी तातले तातूंत आसोर साधून लोकांनी फोगाचो गडगड केलोच. सकाळीं नव्यांची पुजा जाली. शेतपीक राखचें पोटा पाण्याक अन्न उदक कमी पडचें न्ही म्हूण दरेक फामिलीन गणपतीक गाराणें घालें. आनी आर्शीर्वाद दिवन गणपती गंगेचे वाटेक लागलो मात चवथीचो मूड अनंत चतुर्दशीमेरेन.</text:p>
      <text:p>पांचदीस गोंयात पावसाचो नेट आसतलो म्हूण पणजे हवामान वेधशाळेचो अदमास. छत्तीसगड आनी मध्यप्रदेशांतल्या सायक्लोनीक सर्कुलेशनाकलागून गोंयातूय मोठ्या प्रमाणांत पावस आसतलो. अश्टमीमेरेन गोंयांत पावस बरोच उणे आशिल्लो मात फाटल्या पांच दिसांत सरासरी भरून आय़ल्या. आतांमेरेन गोंय नॉर्मल रेनफॉलाक फकत तीन टक्के कमी म्हूण खातें सांगता. पावसाच्या नेटार गोंयभर पडझड सुरु जाल्या. फर्मागुडयेर शिवाजीचे किल्ल्याची वणत कोसळळी.</text:p>
      <text:p>घेवया एक ब्रेक</text:p>
      <text:p>शिवोले ड्रग्स आनी ईडीएम मुक्त करपाचो डब्ल्युआरडी मिनिस्टर पालयेंकाराचो प्लान टूरिझम मिनिस्टराचे पॉलिसीक क्रॉस. पालयेंकार म्हण्टा ड्रग्सांक लागून ईडीएम्स नाका. ताणीं सरकाराक तोपीय घाल्या. दर्जेदार टूरिस्ट हाडपी पॉलिसी जाय. टूरिझम मिनिस्टर म्हण्टा ईडीएम गोंयचे टूरिजमाक जाय. थंय ड्रग्स हाडूंक दिवचे ना. शिवोले नाका म्हूण पालयेंकारान गोंयभर ईडीएम नाका म्हणप बरोबर न्ही ईडीएमांवेल्यान सरकारांत 2 तोंडां. खासा रिपोर्ट.</text:p>
      <text:p>सांकवाळे हायवेर 2 मोटारी आनी एका मोटरसायकलीचो रातीं एक्सिडेंट जालो. एक्सिडेंटांत 6 जाणांक मार लागला. कांदोळेचो शिवप्पा बलवंत म्हण्टा ताका बरोच मार लागला. तोकांदोळेचो. पिराय 65 वर्सां. सिरियस जाल्ल्यान ताका जीएमसींत घाला.</text:p>
      <text:p>घेवया एक ब्रेक</text:p>
      <text:p>एन्ट्री फी गेली नाक्यांचेर बूथ उरले. 1 जुलयासावन जीएसटी लागलो आनी सरकारान गोंयात भायल्यां गाडयांचेर एन्ट्री फी बंद केली आतां पोळ्यां हे बुथाची लोकांक आडखळ एक तर हायवे तातूंत विनाकारण व्हडली शेड आनी 3 3 स्पीड ब्रेकर तेभायर ती शेड केन्ना कोसळत सांगू नजं सरकारान ती शेड आनी स्पीड ब्रेकर काडचे म्हूण योवच करतले मागतात बबेश बोरकाराचो रिपोर्ट.</text:p>
      <text:p>घेवया एक ब्रेक</text:p>
      <text:p>मूरगांव नगरपालिकेचे चिलड्रन्स पार्काची पिरंगण सोपना गार्डन आसा मात मॅन्टॅनन्स ना घसरगुड्यांनी पडल्यांत फोणकूलां भूरग्यांक आनी कायंच पर्याय ना आसा तशीं खेळटा आनी चल्लीं घरा आवय – बापायचे दोळे मात भूरग्यांवेल्यान हालना गार्डनांत येतल्यांचो भार हलको जावचे परस धाकधूक हुस्को आनी टॅन्शन चड.</text:p>
      <text:p>घेवया एक ब्रेक</text:p>
      <text:p>कुडचडेचें रवींद्र भवन कुडचडे केपे सांगें धारबांदोडांतल्या कलाकारांक फुडें काडून इन हावज प्रॉडक्शन करतलें. कला संस्कृती खात्याकडच्यान अप्रूव्हल घेतले म्हूण थळावो आमदार निलेश काब्राल उलयला.</text:p>
      <text:p>कुडचडेच्या सुडा मार्केटांतलीं 37 दुकानां आनी 29 सोप्यांची रोखडीच पावणी जावपाची आसा. ताचेर नगरपालिकेच्या मीटिंगेतूय चर्चा जाल्ली. वेंचणुकेची आचारसंहिता सोपल्या उपरांत कांय दिसांभितर पावणेची प्रक्रिया खंय पुराय जात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